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06da77" officeooo:paragraph-rsid="001b7207"/>
    </style:style>
    <style:style style:name="P2" style:family="paragraph" style:parent-style-name="Standard">
      <style:paragraph-properties fo:line-height="200%"/>
      <style:text-properties officeooo:rsid="00110682" officeooo:paragraph-rsid="00110682"/>
    </style:style>
    <style:style style:name="P3" style:family="paragraph" style:parent-style-name="Standard">
      <style:paragraph-properties fo:line-height="200%" fo:text-align="center" style:justify-single-word="false"/>
      <style:text-properties officeooo:rsid="00110682" officeooo:paragraph-rsid="00110682"/>
    </style:style>
    <style:style style:name="P4" style:family="paragraph" style:parent-style-name="Standard">
      <style:paragraph-properties fo:line-height="200%"/>
      <style:text-properties officeooo:rsid="00125e79" officeooo:paragraph-rsid="00125e79"/>
    </style:style>
    <style:style style:name="P5" style:family="paragraph" style:parent-style-name="Standard">
      <style:paragraph-properties fo:line-height="200%"/>
      <style:text-properties officeooo:rsid="00125e79" officeooo:paragraph-rsid="0031a223"/>
    </style:style>
    <style:style style:name="P6" style:family="paragraph" style:parent-style-name="Standard">
      <style:paragraph-properties fo:line-height="200%"/>
      <style:text-properties officeooo:rsid="001654d0" officeooo:paragraph-rsid="001654d0"/>
    </style:style>
    <style:style style:name="P7" style:family="paragraph" style:parent-style-name="Standard">
      <style:paragraph-properties fo:line-height="200%"/>
      <style:text-properties officeooo:rsid="0017f21c" officeooo:paragraph-rsid="0017f21c"/>
    </style:style>
    <style:style style:name="P8" style:family="paragraph" style:parent-style-name="Standard">
      <style:paragraph-properties fo:line-height="200%"/>
      <style:text-properties officeooo:rsid="0020ba2c" officeooo:paragraph-rsid="0020ba2c"/>
    </style:style>
    <style:style style:name="P9" style:family="paragraph" style:parent-style-name="Standard">
      <style:paragraph-properties fo:line-height="200%"/>
      <style:text-properties officeooo:rsid="001e4fd1" officeooo:paragraph-rsid="001e4fd1"/>
    </style:style>
    <style:style style:name="P10" style:family="paragraph" style:parent-style-name="Standard">
      <style:paragraph-properties fo:line-height="200%"/>
      <style:text-properties officeooo:rsid="000674ec" officeooo:paragraph-rsid="00125e79"/>
    </style:style>
    <style:style style:name="T1" style:family="text">
      <style:text-properties officeooo:rsid="0017f21c"/>
    </style:style>
    <style:style style:name="T2" style:family="text">
      <style:text-properties fo:font-weight="normal" officeooo:rsid="00198f35" style:font-weight-asian="normal" style:font-weight-complex="normal"/>
    </style:style>
    <style:style style:name="T3" style:family="text">
      <style:text-properties fo:font-weight="normal" officeooo:rsid="0019c12d" style:font-weight-asian="normal" style:font-weight-complex="normal"/>
    </style:style>
    <style:style style:name="T4" style:family="text">
      <style:text-properties fo:font-weight="normal" officeooo:rsid="001d0291" style:font-weight-asian="normal" style:font-weight-complex="normal"/>
    </style:style>
    <style:style style:name="T5" style:family="text">
      <style:text-properties officeooo:rsid="00198f35"/>
    </style:style>
    <style:style style:name="T6" style:family="text">
      <style:text-properties officeooo:rsid="0019c12d"/>
    </style:style>
    <style:style style:name="T7" style:family="text">
      <style:text-properties officeooo:rsid="001b7207"/>
    </style:style>
    <style:style style:name="T8" style:family="text">
      <style:text-properties fo:font-weight="bold" style:font-weight-asian="bold" style:font-weight-complex="bold"/>
    </style:style>
    <style:style style:name="T9" style:family="text">
      <style:text-properties officeooo:rsid="001c19e5"/>
    </style:style>
    <style:style style:name="T10" style:family="text">
      <style:text-properties officeooo:rsid="001ddeff"/>
    </style:style>
    <style:style style:name="T11" style:family="text">
      <style:text-properties officeooo:rsid="001e4fd1"/>
    </style:style>
    <style:style style:name="T12" style:family="text">
      <style:text-properties officeooo:rsid="0020ba2c"/>
    </style:style>
    <style:style style:name="T13" style:family="text">
      <style:text-properties officeooo:rsid="0023a090"/>
    </style:style>
    <style:style style:name="T14" style:family="text">
      <style:text-properties officeooo:rsid="0024b917"/>
    </style:style>
    <style:style style:name="T15" style:family="text">
      <style:text-properties officeooo:rsid="002687c6"/>
    </style:style>
    <style:style style:name="T16" style:family="text">
      <style:text-properties officeooo:rsid="0029c042"/>
    </style:style>
    <style:style style:name="T17" style:family="text">
      <style:text-properties officeooo:rsid="0029c54c"/>
    </style:style>
    <style:style style:name="T18" style:family="text">
      <style:text-properties officeooo:rsid="002a427f"/>
    </style:style>
    <style:style style:name="T19" style:family="text">
      <style:text-properties officeooo:rsid="002acc33"/>
    </style:style>
    <style:style style:name="T20" style:family="text">
      <style:text-properties officeooo:rsid="002b87c0"/>
    </style:style>
    <style:style style:name="T21" style:family="text">
      <style:text-properties officeooo:rsid="002c58ff"/>
    </style:style>
    <style:style style:name="T22" style:family="text">
      <style:text-properties officeooo:rsid="002d3028"/>
    </style:style>
    <style:style style:name="T23" style:family="text">
      <style:text-properties officeooo:rsid="00302200"/>
    </style:style>
    <style:style style:name="T24" style:family="text">
      <style:text-properties officeooo:rsid="0031a223"/>
    </style:style>
    <style:style style:name="T25" style:family="text">
      <style:text-properties officeooo:rsid="00339db1"/>
    </style:style>
    <style:style style:name="T26" style:family="text">
      <style:text-properties officeooo:rsid="003509ec"/>
    </style:style>
    <style:style style:name="T27" style:family="text">
      <style:text-properties officeooo:rsid="00353f88"/>
    </style:style>
    <style:style style:name="T28" style:family="text">
      <style:text-properties officeooo:rsid="0037e24b"/>
    </style:style>
    <style:style style:name="T29" style:family="text">
      <style:text-properties officeooo:rsid="0038c5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eremy Cole</text:p>
      <text:p text:style-name="P2">6/8/2022</text:p>
      <text:p text:style-name="P2">REL 404</text:p>
      <text:p text:style-name="P6">Bro. Butterfield</text:p>
      <text:p text:style-name="P3">The Fulfillment of the Prophecies of Israel</text:p>
      <text:p text:style-name="P6"><text:tab/>The house of Israel was a major focus of the writings of Isaiah, and many prophecies were made regarding them. Some were fulfilled in the time before Christ’s birth; others were made after, during the present day. And others have yet to be fulfilled. I will cover the prophecies that have been discussed thus far in the class that involve the House of Israel and what has or will happen to them.</text:p>
      <text:p text:style-name="P2"><text:tab/><text:span text:style-name="T1">In Isaiah 31:8-9, it is said, “Then shall the Assyrian fall with the sword...And his princes shal</text:span><text:span text:style-name="T7">l</text:span><text:span text:style-name="T1"> be afraid of the ensign, saith the Lord, whose fire is in Zion, and his furnace in Jerusalem.” Earlier in the chapter, Isaiah states “so will the Lord of hosts defend Jerusalem”. In the time of Isaiah, the Assyrians were the dominant power, conquering nations with no mercy. Here God said he would defend Israel and cause Assyria to be defeated. And that did end up happening; Israel would not fall to the Assyrians. </text:span><text:span text:style-name="T5">Isaiah 37:36-38 details the fall of hundreds of thousands of Assyrians to an angel of the Lord, and the death of the king of Assyria to his own sons. </text:span></text:p>
      <text:p text:style-name="P7"><text:span text:style-name="T8"><text:tab/></text:span><text:span text:style-name="T2">No, they would not be defeated and taken away until Babylon rose to power. Isaiah 39:</text:span><text:span text:style-name="T3">6-7</text:span><text:span text:style-name="T2"> prophesies that, to Hezekiah, “all that is in thine house...shall be carried to Babylon...</text:span><text:span text:style-name="T3">And of thy sons that shall issue from thee...they shall be eunuchs in the palace of the king of Babylon.</text:span><text:span text:style-name="T2">” </text:span><text:span text:style-name="T3">In Jeremiah 39, Jerusalem is attacked by Babylon and the king, Zed</text:span><text:span text:style-name="T4">e</text:span><text:span text:style-name="T3">kiah, is taken. And later, in Daniel, it is seen that sons are sent to Babylon to serve the king as advisors in his court. </text:span></text:p>
      <text:p text:style-name="P1"><text:span text:style-name="T6"><text:tab/></text:span><text:span text:style-name="T7">Isaiah went on to refer to more than just the direct descendants of Israel; now the members of the church are a central subject in the prophecies that were fulfilled in the modern day.</text:span></text:p>
      <text:p text:style-name="P1"><text:tab/>‘<text:span text:style-name="T7">And he will lif</text:span><text:span text:style-name="T11">t</text:span><text:span text:style-name="T7"> up an ensign to the nations from far...and behold, they shall come with speed swiftly’. Isaiah 5:26 refers to the gathering of Israel, </text:span><text:span text:style-name="T9">namely that there will be an ensign that they will </text:span><text:soft-page-break/><text:span text:style-name="T9">gather to. </text:span><text:span text:style-name="T10">Hugh B. Brown said in 1963, </text:span><text:span text:style-name="T9">“But our message is this, our friends, God has spoken from the heavens; communication between heaven and earth is still possible; the lines are open! That is the challenging message of Mormonism, it is an ensign to the nations.” </text:span><text:span text:style-name="T11">The ensign for Israel to gather to would be the modern church, the message for the modern age—that God lives, and still communicates with us.</text:span></text:p>
      <text:p text:style-name="P9"><text:tab/>Orson Pratt noted in the Journal of Discourses—section 17:307—that this ensign was lifted far from Palestine, where Isaiah lived when he made this prophecy. He states that the “American continent would be about as far off a<text:span text:style-name="T12">s</text:span> any portion of the globe.” <text:span text:style-name="T12">It makes me curious as to what other biblical scholars not a part of the church would think of this prophecy. Would they see it as fulfilled, or yet to be?</text:span></text:p>
      <text:p text:style-name="P5"><text:tab/><text:span text:style-name="T23">In another verse—specifically Isaiah 27:6—</text:span><text:span text:style-name="T24">he said that “Israel shall blossom and bud, and fill the face of the world with fruit.” Modern prophets often make this type of comparison, where the church will fill the world with its good works. “That is to say...Israel shall be gathered...unto the stakes of Zion established in all parts of the earth so that the whole earth shall be blessed with the fruits of the gos</text:span><text:span text:style-name="T25">pel”, as Bruce R. McKonkie said in his 1977 talk, ‘Come: Let Israel Build Zion’. Again, I think of how non-LDS bible scholars would interpret this verse, and whether or not they would consider it fulfilled. Likely, they would consider the general spread of Christianity to be the fruits of Israel.</text:span></text:p>
      <text:p text:style-name="P8"><text:tab/><text:span text:style-name="T16">But there are many prophecies that have not yet been</text:span> fulfilled, <text:span text:style-name="T16">a</text:span>s seen in Isaiah 11:11-16. “...<text:span text:style-name="T13">The Lord shall set his hand again..to recover the remnant of His people...</text:span><text:span text:style-name="T17">and with his mighty wind shall he shake his hand over the river, and shall smite it in the seven streams </text:span><text:span text:style-name="T13">And there </text:span><text:span text:style-name="T14">shall be an highway for the remnant for his people.” Like with Isaiah 5:26, Isaiah prophesied that an ensign would be lifted to gather the children of Israel. What makes this different is </text:span><text:span text:style-name="T15">that he would set up a highway for them to come to him—</text:span><text:span text:style-name="T18">through the sea no less</text:span><text:span text:style-name="T15">. </text:span></text:p>
      <text:p text:style-name="P8"><text:tab/><text:span text:style-name="T15">Orson Pratt, again in the Journal of Discourses, referred to this and said that “the </text:span><text:span text:style-name="T19">children of Israel shall go through dry-shod, and through the seven channels of the river Nile…” </text:span><text:span text:style-name="T20">This, as far as I </text:span><text:soft-page-break/><text:span text:style-name="T20">know, has yet to happen. But people such as Orson F. Whitney </text:span><text:span text:style-name="T22">in the Journal of Discourse</text:span><text:span text:style-name="T20"> have that these are the days “</text:span><text:span text:style-name="T21">that He would set His hand the second time to recover the remnant of His people.” Clearly, while He has not yet performed a work such as splitting the Nile, His hand is stretched out to assist His people in their time of gathering.</text:span></text:p>
      <text:p text:style-name="P10"><text:tab/>“<text:span text:style-name="T26">For the people shall dwell in Zion at Jerusalem...Then shall he give the rain of thy seed...and it shall be fat and plenteous…” Isaiah 30:19 &amp; 23 </text:span><text:span text:style-name="T27">speaks of how Zion will be founded and we will see days of plenty for Israel. It can be said that the church today is Zion, and that for many, they live prosperous lives. However, Zion is also a location that will be the capitol of the Lord’s kingdom in the Millennium, and for all we know, this could also refer to such a time period.</text:span></text:p>
      <text:p text:style-name="P4"><text:tab/><text:span text:style-name="T28">The promises made to Israel thousands of years ago by Isaiah and the Lord were varied and interesting. </text:span><text:span text:style-name="T29">They ranged from the eventual scattering of Israel due to their sin and pride, to their regathering in the modern age. Eve still, many of these prophecies are only understood properly by prophets and scholars within the church, rather than out.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7T20:32:41.171000000</meta:creation-date>
    <dc:date>2022-06-10T17:20:53.477000000</dc:date>
    <meta:editing-duration>PT10H49M17S</meta:editing-duration>
    <meta:editing-cycles>9</meta:editing-cycles>
    <meta:generator>LibreOffice/7.3.3.2$Windows_X86_64 LibreOffice_project/d1d0ea68f081ee2800a922cac8f79445e4603348</meta:generator>
    <meta:document-statistic meta:table-count="0" meta:image-count="0" meta:object-count="0" meta:page-count="3" meta:paragraph-count="16" meta:word-count="991" meta:character-count="5480" meta:non-whitespace-character-count="4496"/>
  </office:meta>
</office:document-meta>
</file>